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c4994" officeooo:paragraph-rsid="001c4994"/>
    </style:style>
    <style:style style:name="P2" style:family="paragraph" style:parent-style-name="Standard" style:list-style-name="L1">
      <style:text-properties officeooo:rsid="001c4994" officeooo:paragraph-rsid="001c4994"/>
    </style:style>
    <style:style style:name="P3" style:family="paragraph" style:parent-style-name="Standard" style:list-style-name="L2">
      <style:text-properties officeooo:rsid="001c4994" officeooo:paragraph-rsid="001c4994"/>
    </style:style>
    <style:style style:name="P4" style:family="paragraph" style:parent-style-name="Standard" style:list-style-name="L2">
      <style:text-properties officeooo:rsid="001e317d" officeooo:paragraph-rsid="001e317d"/>
    </style:style>
    <style:style style:name="P5" style:family="paragraph" style:parent-style-name="Standard">
      <style:text-properties officeooo:rsid="001e317d" officeooo:paragraph-rsid="001e317d"/>
    </style:style>
    <style:style style:name="P6" style:family="paragraph" style:parent-style-name="Standard" style:list-style-name="L2">
      <style:text-properties fo:font-weight="bold" officeooo:rsid="001e317d" officeooo:paragraph-rsid="001e317d" style:font-weight-asian="bold" style:font-weight-complex="bold"/>
    </style:style>
    <style:style style:name="P7" style:family="paragraph" style:parent-style-name="Standard" style:list-style-name="L2">
      <style:text-properties fo:font-weight="normal" officeooo:rsid="001e317d" officeooo:paragraph-rsid="001e317d" style:font-weight-asian="normal" style:font-weight-complex="normal"/>
    </style:style>
    <style:style style:name="P8" style:family="paragraph" style:parent-style-name="Standard">
      <style:text-properties fo:font-weight="normal" officeooo:rsid="001e317d" officeooo:paragraph-rsid="001e317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nando el sistema de la raspberry.</text:p>
      <text:p text:style-name="P1">Una vez exista una configuración correcta en la raspberry, es posible copiar el contenido de la tarjeta microSD que contiene el sistema con el cual se ha trabajado.</text:p>
      <text:p text:style-name="P1"/>
      <text:p text:style-name="P1">Para realizar esta acción es necesario tener un equipo con una entrada SD y un adaptador SD para la micro SD, o bien un adaptador USB.</text:p>
      <text:p text:style-name="P1"/>
      <text:p text:style-name="P1">EL primer paso a realizar es conetar la micro SD con el sistema a clonar en una máquina (en este caso con un Sistema Operativo GNU/Linux), hecho esto determinar la hubicación de la SD. ( normalment en /dev/mmcblk0 si es una SD grabada directa con la imagen de raspbian).</text:p>
      <text:p text:style-name="P1"/>
      <text:p text:style-name="P1">Se hace uso del comando dd.</text:p>
      <text:list xml:id="list3873262563" text:style-name="L1">
        <text:list-item>
          <text:p text:style-name="P2">Tener espacio suficiente en alguna partición del equipo (se clona una microSD con 32 gb).</text:p>
        </text:list-item>
        <text:list-item>
          <text:p text:style-name="P2">Tener una microSD de la misma o mayor capacidad que será el destino de la clonación</text:p>
        </text:list-item>
      </text:list>
      <text:p text:style-name="P1">Pasos:</text:p>
      <text:list xml:id="list144860618" text:style-name="L2">
        <text:list-item>
          <text:p text:style-name="P3">Clonar la micro SD a un archivo iso en algun directorio del equipo.</text:p>
          <text:p text:style-name="P3">Sudo dd <text:s text:c="2"/>if=/dev/mmcblk0 <text:s/>of=/clon.iso bs = 1M</text:p>
          <text:p text:style-name="P4">Este comando targda un rato mientras copia los archivos en bloques de 1M, esto nos asegura de que no hay información perdida.</text:p>
        </text:list-item>
      </text:list>
      <text:p text:style-name="P5"><text:tab/>Al terminar se despliega un resumen de la transferencia de datos</text:p>
      <text:list xml:id="list160320338813842" text:continue-numbering="true" text:style-name="L2">
        <text:list-item>
          <text:p text:style-name="P4">Ahora, se retira la microSD original y se inserta una nueva SD (vacía) y se ejecuta el mismo comando, solo que ahora como entrada se establece el archivo clon.iso:</text:p>
          <text:p text:style-name="P6">sudo dd if=/clon.iso <text:s/>of=/dev/sdd <text:s/>bs=1M</text:p>
          <text:p text:style-name="P7">En este caso, la sd tiene un identificador distinto, normalmente en el rango <text:span text:style-name="T1">sd*</text:span> donde <text:span text:style-name="T1">*</text:span> es una letra (b,c,d,…).</text:p>
        </text:list-item>
      </text:list>
      <text:p text:style-name="P8"><text:tab/>El resultado de esta operación es la misma: un resumen de la trasferencia de datos. Si todo fue bien, iniciar la raspberry con la microSD clon, será como iniciar con la SD origi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5:45:58.751674956</meta:creation-date>
    <dc:date>2018-06-15T16:03:20.099239372</dc:date>
    <meta:editing-duration>PT6M51S</meta:editing-duration>
    <meta:editing-cycles>1</meta:editing-cycles>
    <meta:document-statistic meta:table-count="0" meta:image-count="0" meta:object-count="0" meta:page-count="1" meta:paragraph-count="16" meta:word-count="291" meta:character-count="1616" meta:non-whitespace-character-count="1338"/>
    <meta:generator>LibreOffice/5.4.4.2$Linux_X86_64 LibreOffice_project/40m0$Build-2</meta:generator>
  </office:meta>
</office:document-meta>
</file>